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form id=“searchform“&gt;</text:p>
      <text:p text:style-name="Standard">&lt;label for=“suche“&gt;Suche&lt;/label&gt;</text:p>
      <text:p text:style-name="Standard">&lt;input type = „text“ id=“searchbox“/&gt;</text:p>
      <text:p text:style-name="Standard">input type = „submit“/&gt;</text:p>
      <text:p text:style-name="Standard">&lt;/form&gt;</text:p>
      <text:p text:style-name="Standard"/>
      <text:p text:style-name="Standard">var searchform = getElementBy...</text:p>
      <text:p text:style-name="Standard">searchform.onsubmit = function(event){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53:20.46</meta:creation-date>
    <meta:document-statistic meta:table-count="0" meta:image-count="0" meta:object-count="0" meta:page-count="1" meta:paragraph-count="8" meta:word-count="22" meta:character-count="192"/>
    <dc:date>2013-01-08T13:59:14.32</dc:date>
    <meta:editing-duration>PT5M54S</meta:editing-duration>
    <meta:editing-cycles>1</meta:editing-cycles>
    <meta:generator>OpenOffice.org/3.4.1$Win32 OpenOffice.org_project/341m1$Build-9593</meta:generator>
  </office:meta>
</office:document-meta>
</file>